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Bandipur National Park</text:span> established in 1974 as a tiger reserve under <text:a xlink:type="simple" xlink:href="https://en.wikipedia.org/wiki/Project_Tiger" text:style-name="Internet_20_link" text:visited-style-name="Visited_20_Internet_20_Link">Project Tiger</text:a>, is a <text:a xlink:type="simple" xlink:href="https://en.wikipedia.org/wiki/National_park" text:style-name="Internet_20_link" text:visited-style-name="Visited_20_Internet_20_Link">national park</text:a> located in the Indian state of <text:a xlink:type="simple" xlink:href="https://en.wikipedia.org/wiki/Karnataka" text:style-name="Internet_20_link" text:visited-style-name="Visited_20_Internet_20_Link">Karnataka</text:a>, which is the state with the second highest tiger population in India. Along with adjacent <text:a xlink:type="simple" xlink:href="https://en.wikipedia.org/wiki/Nagarhole_National_Park" text:style-name="Internet_20_link" text:visited-style-name="Visited_20_Internet_20_Link">Nagarhole National Park</text:a> it is one of the premier Tiger Reserves in the country. It was once a private hunting reserve for the <text:a xlink:type="simple" xlink:href="https://en.wikipedia.org/wiki/Maharaja" text:style-name="Internet_20_link" text:visited-style-name="Visited_20_Internet_20_Link">Maharaja</text:a> of the <text:a xlink:type="simple" xlink:href="https://en.wikipedia.org/wiki/Kingdom_of_Mysore" text:style-name="Internet_20_link" text:visited-style-name="Visited_20_Internet_20_Link">Kingdom of Mysore</text:a> but has now been upgraded to Bandipur Tiger Reserve.<text:bookmark text:name="cite_ref-1"/><text:a xlink:type="simple" xlink:href="https://en.wikipedia.org/wiki/Bandipur_National_Park#cite_note-1" text:style-name="Internet_20_link" text:visited-style-name="Visited_20_Internet_20_Link">[1]</text:a> Bandipur is known for its wildlife and has many types of <text:a xlink:type="simple" xlink:href="https://en.wikipedia.org/wiki/Biomes" text:style-name="Internet_20_link" text:visited-style-name="Visited_20_Internet_20_Link">biomes</text:a>, but <text:a xlink:type="simple" xlink:href="https://en.wikipedia.org/wiki/Tropical_and_subtropical_dry_broadleaf_forests" text:style-name="Internet_20_link" text:visited-style-name="Visited_20_Internet_20_Link">dry deciduous forest</text:a> is dominant. </text:p>
      <text:p text:style-name="Text_20_body">The park spans an area of 874 square kilometers (337 sq mi), protecting several species of <text:a xlink:type="simple" xlink:href="https://en.wikipedia.org/wiki/List_of_endangered_animals_in_India" text:style-name="Internet_20_link" text:visited-style-name="Visited_20_Internet_20_Link">India's endangered wildlife</text:a>. Together with the adjoining Nagarhole National Park (643 km<text:span text:style-name="T2">2</text:span> (248 sq mi)), <text:a xlink:type="simple" xlink:href="https://en.wikipedia.org/wiki/Mudumalai_National_Park" text:style-name="Internet_20_link" text:visited-style-name="Visited_20_Internet_20_Link">Mudumalai National Park</text:a> (320 km<text:span text:style-name="T2">2</text:span> (120 sq mi)) and <text:a xlink:type="simple" xlink:href="https://en.wikipedia.org/wiki/Wayanad_Wildlife_Sanctuary" text:style-name="Internet_20_link" text:visited-style-name="Visited_20_Internet_20_Link">Wayanad Wildlife Sanctuary</text:a> (344 km<text:span text:style-name="T2">2</text:span> (133 sq mi)), it is part of the <text:a xlink:type="simple" xlink:href="https://en.wikipedia.org/wiki/Nilgiri_Biosphere_Reserve" text:style-name="Internet_20_link" text:visited-style-name="Visited_20_Internet_20_Link">Nilgiri Biosphere Reserve</text:a> totaling 2,183 km<text:span text:style-name="T2">2</text:span> (843 sq mi) making it the largest protected area in southern India and largest habitat of wild elephants in south Asia. </text:p>
      <text:p text:style-name="Text_20_body">Bandipur is located in Gundlupet <text:a xlink:type="simple" xlink:href="https://en.wikipedia.org/wiki/Taluq" text:style-name="Internet_20_link" text:visited-style-name="Visited_20_Internet_20_Link">taluq</text:a> of <text:a xlink:type="simple" xlink:href="https://en.wikipedia.org/wiki/Chamarajnagar_district" text:style-name="Internet_20_link" text:visited-style-name="Visited_20_Internet_20_Link">Chamarajanagar district</text:a>. It is about 80 kilometers (50 mi) from the city of <text:a xlink:type="simple" xlink:href="https://en.wikipedia.org/wiki/Mysore" text:style-name="Internet_20_link" text:visited-style-name="Visited_20_Internet_20_Link">Mysore</text:a> on the route to a major tourist destination of <text:a xlink:type="simple" xlink:href="https://en.wikipedia.org/wiki/Ooty" text:style-name="Internet_20_link" text:visited-style-name="Visited_20_Internet_20_Link">Ooty</text:a>.<text:bookmark text:name="cite_ref-2"/><text:a xlink:type="simple" xlink:href="https://en.wikipedia.org/wiki/Bandipur_National_Park#cite_note-2" text:style-name="Internet_20_link" text:visited-style-name="Visited_20_Internet_20_Link">[2]</text:a> As a result, Bandipur sees many tourists and there are many wildlife fatalities caused by speeding vehicles that are reported each year.<text:bookmark text:name="cite_ref-3"/><text:a xlink:type="simple" xlink:href="https://en.wikipedia.org/wiki/Bandipur_National_Park#cite_note-3" text:style-name="Internet_20_link" text:visited-style-name="Visited_20_Internet_20_Link">[3]</text:a> There is a ban on traffic from 9 pm to 6 am of dusk to dawn to help bring down the death rate of wildlife.<text:bookmark text:name="cite_ref-4"/><text:a xlink:type="simple" xlink:href="https://en.wikipedia.org/wiki/Bandipur_National_Park#cite_note-4" text:style-name="Internet_20_link" text:visited-style-name="Visited_20_Internet_20_Link">[4]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4:51:46.873000000</meta:creation-date>
    <dc:date>2020-09-19T13:40:06.029000000</dc:date>
    <meta:editing-duration>PT3M15S</meta:editing-duration>
    <meta:editing-cycles>2</meta:editing-cycles>
    <meta:generator>LibreOffice/7.0.0.3$Windows_x86 LibreOffice_project/8061b3e9204bef6b321a21033174034a5e2ea88e</meta:generator>
    <meta:document-statistic meta:table-count="0" meta:image-count="0" meta:object-count="0" meta:page-count="1" meta:paragraph-count="3" meta:word-count="253" meta:character-count="1461" meta:non-whitespace-character-count="1209"/>
  </office:meta>
</office:document-meta>
</file>